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92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投票機能を持たせるためのスマートコントラクト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6:10:48.508689765</meta:creation-date>
    <dc:date>2021-01-06T16:25:02.153871954</dc:date>
    <meta:editing-duration>PT4M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2" meta:character-count="22" meta:non-whitespace-character-count="22"/>
  </office:meta>
</office:document-meta>
</file>